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8.752cm" fo:margin-right="0cm" fo:margin-top="0cm" fo:margin-bottom="0cm" loext:contextual-spacing="false" fo:text-indent="0cm" style:auto-text-indent="false" style:page-number="auto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.25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.251cm"/>
        </style:tab-stops>
      </style:paragraph-properties>
    </style:style>
    <style:style style:name="P12" style:family="paragraph" style:parent-style-name="Standard">
      <style:paragraph-properties fo:margin-left="0cm" fo:margin-right="0cm" fo:text-align="end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text-align="end" style:justify-single-word="false" fo:text-indent="1.251cm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4"/>
      <text:p text:style-name="P4"/>
      <text:p text:style-name="P7">Федеральное государственное автономное </text:p>
      <text:p text:style-name="P7">образовательное учреждение высшего образования </text:p>
      <text:p text:style-name="P10"><text:span text:style-name="T3">«Российский университет дружбы народов имени Патриса Лумумбы»</text:span></text:p>
      <text:p text:style-name="P10"><text:span text:style-name="T3">диссертационный совет ПДС 0200.005</text:span></text:p>
      <text:p text:style-name="P8"/>
      <text:p text:style-name="P6"><text:tab/><text:tab/><text:tab/><text:tab/><text:tab/><text:tab/><text:tab/><text:tab/><text:tab/><text:tab/></text:p>
      <text:p text:style-name="P11"><text:span text:style-name="T3"><text:tab/>Я, Бесов Олег Владимирович, даю согласие выступить в качестве официального оппонента по диссертации Джосеф Дарил Джеймс "Теоремы вложения и теоремы о следах для пространств Никольского-Бесова-Морри", представленной к защите на соискание ученой степени кандидата</text:span><text:bookmark text:name="_GoBack"/><text:span text:style-name="T3"> физико-математических наук по специальности 1.1.1. <text:s text:c="2"/></text:span></text:p>
      <text:p text:style-name="P11"><text:span text:style-name="T3"><text:tab/>Являюсь членом диссертационного совета, принявшего к рассмотрению диссертацию соискателя Джосеф Дарил Джеймс.</text:span></text:p>
      <text:p text:style-name="P11"><text:span text:style-name="T3"><text:tab/>Не являюсь соавтором соискателя по опубликованным работам по теме диссертации.</text:span></text:p>
      <text:p text:style-name="P11"><text:span text:style-name="T3"><text:tab/>Не являюсь работником структурного подразделения организации, где выполнялась работа или работает соискатель, его научный руководитель или научный консультант.</text:span></text:p>
      <text:p text:style-name="P9"><text:tab/>Даю согласие на участие в заседании диссертационного совета в режиме видеоконференции. </text:p>
      <text:p text:style-name="P9"/>
      <text:p text:style-name="P9"/>
      <text:p text:style-name="P9"/>
      <text:p text:style-name="P12"><text:span text:style-name="T2">Подпись оппонента</text:span></text:p>
      <text:p text:style-name="P13">Дата</text:p>
      <text:p text:style-name="P9"/>
      <text:p text:style-name="P9"/>
      <text:p text:style-name="P5"/>
      <text:p text:style-name="P5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fo:language="none" fo:country="non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user</meta:initial-creator>
    <meta:creation-date>2019-02-13T13:25:00</meta:creation-date>
    <dc:creator>Anton Savin</dc:creator>
    <dc:date>2025-10-08T12:40:00</dc:date>
    <meta:editing-cycles>17</meta:editing-cycles>
    <meta:editing-duration>PT23M</meta:editing-duration>
    <meta:document-statistic meta:table-count="0" meta:image-count="0" meta:object-count="0" meta:page-count="2" meta:paragraph-count="12" meta:word-count="110" meta:character-count="965" meta:non-whitespace-character-count="845"/>
    <meta:generator>LibreOffice/6.0.7.3$Linux_X86_64 LibreOffice_project/dc89aa7a9eabfd848af146d5086077aeed2ae4a5</meta:generator>
  </office:meta>
</office:document-meta>
</file>